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40c" officeooo:paragraph-rsid="0003e40c"/>
    </style:style>
    <style:style style:name="P2" style:family="paragraph" style:parent-style-name="Standard">
      <style:text-properties officeooo:rsid="0003e40c" officeooo:paragraph-rsid="00041429"/>
    </style:style>
    <style:style style:name="P3" style:family="paragraph" style:parent-style-name="Standard">
      <style:text-properties officeooo:rsid="00041429" officeooo:paragraph-rsid="00041429"/>
    </style:style>
    <style:style style:name="P4" style:family="paragraph" style:parent-style-name="Standard">
      <style:text-properties officeooo:paragraph-rsid="00041429"/>
    </style:style>
    <style:style style:name="P5" style:family="paragraph" style:parent-style-name="Standard">
      <style:text-properties officeooo:rsid="00054d24" officeooo:paragraph-rsid="00054d24"/>
    </style:style>
    <style:style style:name="P6" style:family="paragraph" style:parent-style-name="Standard">
      <style:text-properties officeooo:rsid="0006d23f" officeooo:paragraph-rsid="0006d23f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03e40c" officeooo:paragraph-rsid="0003e40c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style:font-name="JetBrains Mono" fo:font-size="10pt" fo:font-style="normal" fo:font-weight="normal" officeooo:rsid="00041429" style:font-size-asian="10pt" style:font-style-asian="normal" style:font-weight-asian="normal"/>
    </style:style>
    <style:style style:name="T9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041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LERT PROGRAM:Activity main.xml</text:span></text:p>
      <text:p text:style-name="P7"><text:span text:style-name="T1"/></text:p>
      <text:p text:style-name="P7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line-break/><text:span text:style-name="T3"> <text:s text:c="3"/></text:span><text:span text:style-name="T4">android</text:span><text:span text:style-name="T2">:gravity</text:span><text:span text:style-name="T3">="center"</text:span><text:line-break/><text:span text:style-name="T3"> <text:s text:c="3"/></text:span><text:span text:style-name="T4">android</text:span><text:span text:style-name="T2">:background</text:span><text:span text:style-name="T3">="#1B98E0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</text:span><text:span text:style-name="T3">="20px"</text:span><text:line-break/><text:span text:style-name="T3"> <text:s text:c="7"/></text:span><text:span text:style-name="T4">android</text:span><text:span text:style-name="T2">:text</text:span><text:span text:style-name="T3">="Frozen in 30 seconds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text:s text:c="7"/></text:span><text:span text:style-name="T4">android</text:span><text:span text:style-name="T2">:textSize</text:span><text:span text:style-name="T3">="40dp"</text:span><text:line-break/><text:span text:style-name="T3"> <text:s text:c="7"/></text:span><text:span text:style-name="T4">android</text:span><text:span text:style-name="T2">:textColor</text:span><text:span text:style-name="T3">="@color/white"</text:span><text:line-break/><text:span text:style-name="T3"> <text:s text:c="7"/></text:span><text:span text:style-name="T4">android</text:span><text:span text:style-name="T2">:fontFamily</text:span><text:span text:style-name="T3">="cursive"</text:span><text:line-break/><text:span text:style-name="T3"> <text:s text:c="7"/></text:span><text:span text:style-name="T1">&gt;&lt;/TextView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alert"</text:span><text:line-break/><text:span text:style-name="T3"> <text:s text:c="7"/></text:span><text:span text:style-name="T4">android</text:span><text:span text:style-name="T2">:layout_marginRight</text:span><text:span text:style-name="T3">="30dp"</text:span><text:line-break/><text:span text:style-name="T3"> <text:s text:c="7"/></text:span><text:span text:style-name="T4">android</text:span><text:span text:style-name="T2">:layout_marginLeft</text:span><text:span text:style-name="T3">="30dp"</text:span><text:line-break/><text:span text:style-name="T3"> <text:s text:c="7"/></text:span><text:span text:style-name="T4">android</text:span><text:span text:style-name="T2">:text</text:span><text:span text:style-name="T3">="Click To Watch"</text:span><text:line-break/><text:span text:style-name="T3"> <text:s text:c="7"/></text:span><text:span text:style-name="T4">android</text:span><text:span text:style-name="T2">:textSize</text:span><text:span text:style-name="T3">="25dp"</text:span><text:line-break/><text:span text:style-name="T3"> <text:s text:c="7"/></text:span><text:span text:style-name="T4">android</text:span><text:span text:style-name="T2">:textColor</text:span><text:span text:style-name="T3">="#1B98E0"</text:span><text:line-break/><text:span text:style-name="T3"> <text:s text:c="7"/></text:span><text:span text:style-name="T4">android</text:span><text:span text:style-name="T2">:fontFamily</text:span><text:span text:style-name="T3">="serif-monospace"</text:span><text:line-break/><text:span text:style-name="T3"> <text:s text:c="7"/></text:span><text:span text:style-name="T4">android</text:span><text:span text:style-name="T2">:backgroundTint</text:span><text:span text:style-name="T3">="@color/white"</text:span><text:line-break/><text:span text:style-name="T3"> <text:s text:c="7"/></text:span><text:span text:style-name="T1">/&gt;</text:span><text:line-break/><text:line-break/><text:span text:style-name="T1">&lt;/LinearLayout&gt;</text:span></text:p>
      <text:p text:style-name="Standard"/>
      <text:p text:style-name="Standard"/>
      <text:p text:style-name="P1">Main activity.java</text:p>
      <text:p text:style-name="P1"/>
      <text:p text:style-name="P1"><text:span text:style-name="T6">package </text:span><text:span text:style-name="T7">com.example.vivek_alert</text:span><text:span text:style-name="T6">;</text:span><text:line-break/><text:line-break/><text:span text:style-name="T6">import </text:span><text:span text:style-name="T7">androidx.appcompat.app.AlertDialog</text:span><text:span text:style-name="T6">;</text:span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content.DialogInterface</text:span><text:span text:style-name="T6">;</text:span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Toast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span text:style-name="T7"> <text:s text:c="3"/>Button </text:span><text:span text:style-name="T4">btn</text:span><text:span text:style-name="T6">;</text:span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oft-pag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line-break/><text:span text:style-name="T6"> <text:s text:c="7"/></text:span><text:span text:style-name="T4">btn </text:span><text:span text:style-name="T7">= findViewById(R.id.</text:span><text:span text:style-name="T5">alert</text:span><text:span text:style-name="T7">)</text:span><text:span text:style-name="T6">;</text:span><text:line-break/><text:span text:style-name="T6"> <text:s text:c="7"/></text:span><text:span text:style-name="T4">btn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AlertDialog.Builder builder = </text:span><text:span text:style-name="T6">new </text:span><text:span text:style-name="T7">AlertDialog.Builder(MainActivity.</text:span><text:span text:style-name="T6">this</text:span><text:span text:style-name="T7">)</text:span><text:span text:style-name="T6">;</text:span><text:line-break/><text:span text:style-name="T6"> <text:s text:c="15"/></text:span><text:span text:style-name="T7">builder.setIcon(R.drawable.</text:span><text:span text:style-name="T5">ic_launcher_background</text:span><text:span text:style-name="T7">)</text:span><text:span text:style-name="T6">;</text:span><text:line-break/><text:span text:style-name="T6"> <text:s text:c="15"/></text:span><text:span text:style-name="T7">builder.setTitle(</text:span><text:span text:style-name="T3">"Alert Title"</text:span><text:span text:style-name="T7">)</text:span><text:span text:style-name="T6">;</text:span><text:line-break/><text:span text:style-name="T6"> <text:s text:c="15"/></text:span><text:span text:style-name="T7">builder.setMessage(</text:span><text:span text:style-name="T3">"Do you wanna build a snowman?"</text:span><text:span text:style-name="T7">)</text:span><text:span text:style-name="T6">;</text:span><text:line-break/><text:span text:style-name="T6"> <text:s text:c="15"/></text:span><text:span text:style-name="T7">builder.setPositiveButton(</text:span><text:span text:style-name="T3">"Yes"</text:span><text:span text:style-name="T6">, new </text:span><text:span text:style-name="T7">DialogInterface.OnClickListener() {</text:span><text:line-break/><text:span text:style-name="T7"> <text:s text:c="19"/></text:span><text:span text:style-name="T10">@Override</text:span><text:line-break/><text:span text:style-name="T10"> <text:s text:c="19"/></text:span><text:span text:style-name="T6">public void </text:span><text:span text:style-name="T11">onClick</text:span><text:span text:style-name="T7">(DialogInterface dialog</text:span><text:span text:style-name="T6">, int </text:span><text:span text:style-name="T7">which) {</text:span><text:line-break/><text:span text:style-name="T7"> <text:s text:c="23"/>Toast.</text:span><text:span text:style-name="T9">makeText</text:span><text:span text:style-name="T7">(MainActivity.</text:span><text:span text:style-name="T6">this, </text:span><text:span text:style-name="T3">"And they lived happily ever after"</text:span><text:span text:style-name="T6">, </text:span><text:span text:style-name="T7">Toast.</text:span><text:span text:style-name="T5">LENGTH_SHORT</text:span><text:span text:style-name="T7">).show()</text:span><text:span text:style-name="T6">;</text:span><text:line-break/><text:span text:style-name="T6"> <text:s text:c="19"/></text:span><text:span text:style-name="T7">}</text:span><text:line-break/><text:span text:style-name="T7"> <text:s text:c="15"/>})</text:span><text:span text:style-name="T6">;</text:span><text:line-break/><text:span text:style-name="T6"> <text:s text:c="15"/></text:span><text:span text:style-name="T7">builder.setNegativeButton(</text:span><text:span text:style-name="T3">"Anna! Go Away!!"</text:span><text:span text:style-name="T6">, new </text:span><text:span text:style-name="T7">DialogInterface.OnClickListener() {</text:span><text:line-break/><text:span text:style-name="T7"> <text:s text:c="19"/></text:span><text:span text:style-name="T10">@Override</text:span><text:line-break/><text:span text:style-name="T10"> <text:s text:c="19"/></text:span><text:span text:style-name="T6">public void </text:span><text:span text:style-name="T11">onClick</text:span><text:span text:style-name="T7">(DialogInterface dialogInterface</text:span><text:span text:style-name="T6">, int </text:span><text:span text:style-name="T7">i) {</text:span><text:line-break/><text:span text:style-name="T7"> <text:s text:c="23"/>finish()</text:span><text:span text:style-name="T6">;</text:span><text:line-break/><text:span text:style-name="T6"> <text:s text:c="19"/></text:span><text:span text:style-name="T7">}</text:span><text:line-break/><text:span text:style-name="T7"> <text:s text:c="15"/>})</text:span><text:span text:style-name="T6">;</text:span><text:line-break/><text:span text:style-name="T6"> <text:s text:c="15"/></text:span><text:span text:style-name="T7">AlertDialog alertDialog = builder.create()</text:span><text:span text:style-name="T6">;</text:span><text:line-break/><text:span text:style-name="T6"> <text:s text:c="15"/></text:span><text:span text:style-name="T7">alertDialog.show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3"/></text:span><text:span text:style-name="T7">}</text:span><text:line-break/><text:span text:style-name="T7">}</text:span></text:p>
      <text:p text:style-name="P1"/>
      <text:p text:style-name="P1"/>
      <text:p text:style-name="P1">AUDIO PLAYER</text:p>
      <text:p text:style-name="P1"/>
      <text:p text:style-name="P1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line-break/><text:span text:style-name="T3"> <text:s text:c="3"/></text:span><text:span text:style-name="T4">android</text:span><text:span text:style-name="T2">:gravity</text:span><text:span text:style-name="T3">="center"</text:span><text:line-break/><text:span text:style-name="T3"> <text:s text:c="3"/></text:span><text:span text:style-name="T4">android</text:span><text:span text:style-name="T2">:background</text:span><text:span text:style-name="T3">="#297045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songName"</text:span><text:line-break/><text:span text:style-name="T3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</text:span><text:span text:style-name="T3">="40px"</text:span><text:line-break/><text:span text:style-name="T3"> <text:s text:c="7"/></text:span><text:span text:style-name="T4">android</text:span><text:span text:style-name="T2">:fontFamily</text:span><text:span text:style-name="T3">="cursive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text:s text:c="7"/></text:span><text:span text:style-name="T4">android</text:span><text:span text:style-name="T2">:text</text:span><text:span text:style-name="T3">="@string/songName"</text:span><text:line-break/><text:span text:style-name="T3"> <text:s text:c="7"/></text:span><text:span text:style-name="T4">android</text:span><text:span text:style-name="T2">:textColor</text:span><text:span text:style-name="T3">="#C3E991"</text:span><text:line-break/><text:span text:style-name="T3"> <text:s text:c="7"/></text:span><text:span text:style-name="T4">android</text:span><text:span text:style-name="T2">:textSize</text:span><text:span text:style-name="T3">="40dp"</text:span><text:line-break/><text:span text:style-name="T3"> <text:s text:c="7"/></text:span><text:span text:style-name="T4">android</text:span><text:span text:style-name="T2">:textStyle</text:span><text:span text:style-name="T3">="bold" </text:span><text:span text:style-name="T1">/&gt;</text:span><text:line-break/><text:line-break/><text:soft-page-break/><text:span text:style-name="T1"> <text:s text:c="3"/>&lt;TextView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</text:span><text:span text:style-name="T3">="20dp"</text:span><text:line-break/><text:span text:style-name="T3"> <text:s text:c="7"/></text:span><text:span text:style-name="T4">android</text:span><text:span text:style-name="T2">:hint</text:span><text:span text:style-name="T3">="Now PLaying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text:s text:c="7"/></text:span><text:span text:style-name="T4">android</text:span><text:span text:style-name="T2">:fontFamily</text:span><text:span text:style-name="T3">="cursive"</text:span><text:line-break/><text:span text:style-name="T3"> <text:s text:c="7"/></text:span><text:span text:style-name="T4">android</text:span><text:span text:style-name="T2">:textStyle</text:span><text:span text:style-name="T3">="bold"</text:span><text:line-break/><text:span text:style-name="T3"> <text:s text:c="7"/></text:span><text:span text:style-name="T4">android</text:span><text:span text:style-name="T2">:textSize</text:span><text:span text:style-name="T3">="35dp"</text:span><text:line-break/><text:span text:style-name="T3"> <text:s text:c="7"/></text:span><text:span text:style-name="T4">android</text:span><text:span text:style-name="T2">:textColor</text:span><text:span text:style-name="T3">="#000501"</text:span><text:line-break/><text:span text:style-name="T3"> <text:s text:c="7"/></text:span><text:span text:style-name="T4">android</text:span><text:span text:style-name="T2">:id</text:span><text:span text:style-name="T3">="@+id/songtitle"</text:span><text:line-break/><text:span text:style-name="T3"> <text:s text:c="7"/>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play"</text:span><text:line-break/><text:span text:style-name="T3"> <text:s text:c="7"/></text:span><text:span text:style-name="T4">android</text:span><text:span text:style-name="T2">:text</text:span><text:span text:style-name="T3">="Play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pan text:style-name="T3"> <text:s text:c="7"/></text:span><text:span text:style-name="T4">android</text:span><text:span text:style-name="T2">:backgroundTint</text:span><text:span text:style-name="T3">="#FF934F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pause"</text:span><text:line-break/><text:span text:style-name="T3"> <text:s text:c="7"/></text:span><text:span text:style-name="T4">android</text:span><text:span text:style-name="T2">:backgroundTint</text:span><text:span text:style-name="T3">="#A63A50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pan text:style-name="T3"> <text:s text:c="7"/></text:span><text:span text:style-name="T4">android</text:span><text:span text:style-name="T2">:text</text:span><text:span text:style-name="T3">="Pause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forward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pan text:style-name="T3"> <text:s text:c="7"/></text:span><text:span text:style-name="T4">android</text:span><text:span text:style-name="T2">:text</text:span><text:span text:style-name="T3">="Forward"</text:span><text:line-break/><text:span text:style-name="T3"> <text:s text:c="7"/></text:span><text:span text:style-name="T4">android</text:span><text:span text:style-name="T2">:backgroundTint</text:span><text:span text:style-name="T3">="#FF934F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rewind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pan text:style-name="T3"> <text:s text:c="7"/></text:span><text:span text:style-name="T4">android</text:span><text:span text:style-name="T2">:text</text:span><text:span text:style-name="T3">="Rewind"</text:span><text:line-break/><text:span text:style-name="T3"> <text:s text:c="7"/></text:span><text:span text:style-name="T4">android</text:span><text:span text:style-name="T2">:backgroundTint</text:span><text:span text:style-name="T3">="#A63A50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oft-page-break/><text:span text:style-name="T3"> <text:s text:c="7"/></text:span><text:span text:style-name="T4">android</text:span><text:span text:style-name="T2">:id</text:span><text:span text:style-name="T3">="@+id/stop"</text:span><text:line-break/><text:span text:style-name="T3"> <text:s text:c="7"/></text:span><text:span text:style-name="T4">android</text:span><text:span text:style-name="T2">:backgroundTint</text:span><text:span text:style-name="T3">="#FF934F"</text:span><text:line-break/><text:span text:style-name="T3"> <text:s text:c="7"/></text:span><text:span text:style-name="T4">android</text:span><text:span text:style-name="T2">:text</text:span><text:span text:style-name="T3">="Stop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id</text:span><text:span text:style-name="T3">="@+id/restart"</text:span><text:line-break/><text:span text:style-name="T3"> <text:s text:c="7"/></text:span><text:span text:style-name="T4">android</text:span><text:span text:style-name="T2">:layout_marginBottom</text:span><text:span text:style-name="T3">="10px"</text:span><text:line-break/><text:span text:style-name="T3"> <text:s text:c="7"/></text:span><text:span text:style-name="T4">android</text:span><text:span text:style-name="T2">:text</text:span><text:span text:style-name="T3">="Restart"</text:span><text:line-break/><text:span text:style-name="T3"> <text:s text:c="7"/></text:span><text:span text:style-name="T4">android</text:span><text:span text:style-name="T2">:backgroundTint</text:span><text:span text:style-name="T3">="#A63A50"</text:span><text:span text:style-name="T1">/&gt;</text:span><text:line-break/><text:line-break/><text:span text:style-name="T1">&lt;/LinearLayout&gt;</text:span></text:p>
      <text:p text:style-name="P1"/>
      <text:p text:style-name="P1"/>
      <text:p text:style-name="P1">strings.xml</text:p>
      <text:p text:style-name="P1"><text:span text:style-name="T1">resources&gt;</text:span><text:line-break/><text:span text:style-name="T1"> <text:s text:c="3"/>&lt;string </text:span><text:span text:style-name="T2">name</text:span><text:span text:style-name="T3">="app_name"</text:span><text:span text:style-name="T1">&gt;</text:span><text:span text:style-name="T7">Vivek_AudioPlayer</text:span><text:span text:style-name="T1">&lt;/string&gt;</text:span><text:line-break/><text:span text:style-name="T1"> <text:s text:c="3"/>&lt;string </text:span><text:span text:style-name="T2">name</text:span><text:span text:style-name="T3">="songName"</text:span><text:span text:style-name="T1">&gt;</text:span><text:span text:style-name="T7">Now Playing</text:span><text:span text:style-name="T1">&lt;/string&gt;</text:span><text:line-break/><text:span text:style-name="T1">&lt;/resources&gt;</text:span></text:p>
      <text:p text:style-name="P1"/>
      <text:p text:style-name="P1"/>
      <text:p text:style-name="P1">Mainactivity.java</text:p>
      <text:p text:style-name="P1"/>
      <text:p text:style-name="P1"><text:span text:style-name="T6">package </text:span><text:span text:style-name="T7">com.example.audioplayer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media.MediaPlayer</text:span><text:span text:style-name="T6">;</text:span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TextView</text:span><text:span text:style-name="T6">;</text:span><text:line-break/><text:span text:style-name="T6">import </text:span><text:span text:style-name="T7">android.widget.Toast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span text:style-name="T7"> <text:s text:c="3"/>Button </text:span><text:span text:style-name="T4">play</text:span><text:span text:style-name="T6">,</text:span><text:span text:style-name="T4">pause</text:span><text:span text:style-name="T6">,</text:span><text:span text:style-name="T4">reset</text:span><text:span text:style-name="T6">,</text:span><text:span text:style-name="T4">forward</text:span><text:span text:style-name="T6">,</text:span><text:span text:style-name="T4">rewind</text:span><text:span text:style-name="T6">,</text:span><text:span text:style-name="T4">stop</text:span><text:span text:style-name="T6">;</text:span><text:line-break/><text:span text:style-name="T6"> <text:s text:c="3"/></text:span><text:span text:style-name="T7">TextView </text:span><text:span text:style-name="T4">songtitle</text:span><text:span text:style-name="T6">;</text:span><text:line-break/><text:span text:style-name="T6"> <text:s text:c="3"/></text:span><text:span text:style-name="T7">MediaPlayer </text:span><text:span text:style-name="T4">mediaplayer</text:span><text:span text:style-name="T6">;</text:span><text:line-break/><text:span text:style-name="T6"> <text:s text:c="3"/>int </text:span><text:span text:style-name="T4">startTime </text:span><text:span text:style-name="T7">= </text:span><text:span text:style-name="T12">0</text:span><text:span text:style-name="T6">;</text:span><text:line-break/><text:span text:style-name="T6"> <text:s text:c="3"/>int </text:span><text:span text:style-name="T4">stopTime </text:span><text:span text:style-name="T7">= </text:span><text:span text:style-name="T12">0</text:span><text:span text:style-name="T6">;</text:span><text:line-break/><text:span text:style-name="T6"> <text:s text:c="3"/>int </text:span><text:span text:style-name="T4">forwardTime</text:span><text:span text:style-name="T7">= </text:span><text:span text:style-name="T12">5000</text:span><text:span text:style-name="T6">;</text:span><text:line-break/><text:span text:style-name="T6"> <text:s text:c="3"/>int </text:span><text:span text:style-name="T4">rewindTime </text:span><text:span text:style-name="T7">= </text:span><text:span text:style-name="T12">5000</text:span><text:span text:style-name="T6">;</text:span><text:line-break/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span text:style-name="T6"> <text:s text:c="7"/></text:span><text:span text:style-name="T4">songtitle </text:span><text:span text:style-name="T7">= findViewById(R.id.</text:span><text:span text:style-name="T5">songtitle</text:span><text:span text:style-name="T7">)</text:span><text:span text:style-name="T6">;</text:span><text:line-break/><text:span text:style-name="T6"> <text:s text:c="7"/></text:span><text:span text:style-name="T4">play </text:span><text:span text:style-name="T7">= findViewById(R.id.</text:span><text:span text:style-name="T5">play</text:span><text:span text:style-name="T7">)</text:span><text:span text:style-name="T6">;</text:span><text:line-break/><text:span text:style-name="T6"> <text:s text:c="7"/></text:span><text:span text:style-name="T4">pause </text:span><text:span text:style-name="T7">= findViewById(R.id.</text:span><text:span text:style-name="T5">pause</text:span><text:span text:style-name="T7">)</text:span><text:span text:style-name="T6">;</text:span><text:line-break/><text:span text:style-name="T6"> <text:s text:c="7"/></text:span><text:span text:style-name="T4">reset </text:span><text:span text:style-name="T7">= findViewById(R.id.</text:span><text:span text:style-name="T5">restart</text:span><text:span text:style-name="T7">)</text:span><text:span text:style-name="T6">;</text:span><text:line-break/><text:span text:style-name="T6"> <text:s text:c="7"/></text:span><text:span text:style-name="T4">forward </text:span><text:span text:style-name="T7">= findViewById(R.id.</text:span><text:span text:style-name="T5">forward</text:span><text:span text:style-name="T7">)</text:span><text:span text:style-name="T6">;</text:span><text:line-break/><text:span text:style-name="T6"> <text:s text:c="7"/></text:span><text:span text:style-name="T4">rewind </text:span><text:span text:style-name="T7">= findViewById(R.id.</text:span><text:span text:style-name="T5">rewind</text:span><text:span text:style-name="T7">)</text:span><text:span text:style-name="T6">;</text:span><text:line-break/><text:span text:style-name="T6"> <text:s text:c="7"/></text:span><text:span text:style-name="T4">stop </text:span><text:span text:style-name="T7">= findViewById(R.id.</text:span><text:span text:style-name="T5">stop</text:span><text:span text:style-name="T7">)</text:span><text:span text:style-name="T6">;</text:span><text:line-break/><text:soft-page-break/><text:line-break/><text:line-break/><text:span text:style-name="T6"> <text:s text:c="7"/></text:span><text:span text:style-name="T4">songtitle</text:span><text:span text:style-name="T7">.setText(</text:span><text:span text:style-name="T3">"Blue Bird"</text:span><text:span text:style-name="T7">)</text:span><text:span text:style-name="T6">;</text:span><text:line-break/><text:line-break/><text:span text:style-name="T6"> <text:s text:c="7"/></text:span><text:span text:style-name="T4">play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Toast.</text:span><text:span text:style-name="T9">makeText</text:span><text:span text:style-name="T7">(MainActivity.</text:span><text:span text:style-name="T6">this, </text:span><text:span text:style-name="T3">"Playing music now"</text:span><text:span text:style-name="T6">, </text:span><text:span text:style-name="T7">Toast.</text:span><text:span text:style-name="T5">LENGTH_SHORT</text:span><text:span text:style-name="T7">).show()</text:span><text:span text:style-name="T6">;</text:span><text:line-break/><text:span text:style-name="T6"> <text:s text:c="15"/></text:span><text:span text:style-name="T4">mediaplayer </text:span><text:span text:style-name="T7">= MediaPlayer.</text:span><text:span text:style-name="T9">create</text:span><text:span text:style-name="T7">(MainActivity.</text:span><text:span text:style-name="T6">this,</text:span><text:span text:style-name="T7">R.raw.</text:span><text:span text:style-name="T5">bluebird</text:span><text:span text:style-name="T7">)</text:span><text:span text:style-name="T6">;</text:span><text:line-break/><text:span text:style-name="T6"> <text:s text:c="15"/></text:span><text:span text:style-name="T4">mediaplayer</text:span><text:span text:style-name="T7">.start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reset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) {</text:span><text:line-break/><text:span text:style-name="T7"> <text:s text:c="15"/></text:span><text:span text:style-name="T4">mediaplayer</text:span><text:span text:style-name="T7">.reset()</text:span><text:span text:style-name="T6">;</text:span><text:line-break/><text:span text:style-name="T6"> <text:s text:c="15"/></text:span><text:span text:style-name="T4">mediaplayer</text:span><text:span text:style-name="T7">.start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paus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mediaplayer</text:span><text:span text:style-name="T7">.pause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stop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mediaplayer</text:span><text:span text:style-name="T7">.stop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forward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6">int </text:span><text:span text:style-name="T7">current = </text:span><text:span text:style-name="T4">mediaplayer</text:span><text:span text:style-name="T7">.getCurrentPosition()</text:span><text:span text:style-name="T6">;</text:span><text:line-break/><text:span text:style-name="T6"> <text:s text:c="15"/>if</text:span><text:span text:style-name="T7">((current+</text:span><text:span text:style-name="T4">forwardTime</text:span><text:span text:style-name="T7">)&lt;=(</text:span><text:span text:style-name="T4">stopTime </text:span><text:span text:style-name="T7">= </text:span><text:span text:style-name="T4">mediaplayer</text:span><text:span text:style-name="T7">.getDuration()))</text:span><text:line-break/><text:span text:style-name="T7"> <text:s text:c="15"/>{</text:span><text:line-break/><text:span text:style-name="T7"> <text:s text:c="19"/></text:span><text:span text:style-name="T4">mediaplayer</text:span><text:span text:style-name="T7">.seekTo(current+</text:span><text:span text:style-name="T4">forwardTime</text:span><text:span text:style-name="T7">)</text:span><text:span text:style-name="T6">;</text:span><text:line-break/><text:span text:style-name="T6"> <text:s text:c="15"/></text:span><text:span text:style-name="T7">}</text:span><text:line-break/><text:span text:style-name="T7"> <text:s text:c="15"/></text:span><text:span text:style-name="T6">else </text:span><text:span text:style-name="T7">{</text:span><text:line-break/><text:span text:style-name="T7"> <text:s text:c="19"/>Toast.</text:span><text:span text:style-name="T9">makeText</text:span><text:span text:style-name="T7">(MainActivity.</text:span><text:span text:style-name="T6">this, </text:span><text:span text:style-name="T3">"Cant Skip forward"</text:span><text:span text:style-name="T6">, </text:span><text:span text:style-name="T7">Toast.</text:span><text:span text:style-name="T5">LENGTH_SHORT</text:span><text:span text:style-name="T7">).show()</text:span><text:span text:style-name="T6">;</text:span><text:line-break/><text:span text:style-name="T6"> <text:s text:c="15"/></text:span><text:span text:style-name="T7">}</text:span><text:line-break/><text:span text:style-name="T7"> <text:s text:c="11"/>}</text:span><text:line-break/><text:span text:style-name="T7"> <text:s text:c="7"/>})</text:span><text:span text:style-name="T6">;</text:span><text:line-break/><text:span text:style-name="T6"> <text:s text:c="7"/></text:span><text:span text:style-name="T4">rewind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6">int </text:span><text:span text:style-name="T7">current = </text:span><text:span text:style-name="T4">mediaplayer</text:span><text:span text:style-name="T7">.getCurrentPosition()</text:span><text:span text:style-name="T6">;</text:span><text:line-break/><text:span text:style-name="T6"> <text:s text:c="15"/>if</text:span><text:span text:style-name="T7">((current+</text:span><text:span text:style-name="T4">rewindTime</text:span><text:span text:style-name="T7">)&gt;=(</text:span><text:span text:style-name="T4">startTime</text:span><text:span text:style-name="T7">))</text:span><text:line-break/><text:span text:style-name="T7"> <text:s text:c="15"/>{</text:span><text:line-break/><text:span text:style-name="T7"> <text:s text:c="19"/></text:span><text:span text:style-name="T4">mediaplayer</text:span><text:span text:style-name="T7">.seekTo(current+</text:span><text:span text:style-name="T4">forwardTime</text:span><text:span text:style-name="T7">)</text:span><text:span text:style-name="T6">;</text:span><text:line-break/><text:span text:style-name="T6"> <text:s text:c="15"/></text:span><text:span text:style-name="T7">}</text:span><text:line-break/><text:soft-page-break/><text:span text:style-name="T7"> <text:s text:c="15"/></text:span><text:span text:style-name="T6">else </text:span><text:span text:style-name="T7">{</text:span><text:line-break/><text:span text:style-name="T7"> <text:s text:c="19"/></text:span><text:span text:style-name="T4">mediaplayer</text:span><text:span text:style-name="T7">.seekTo(</text:span><text:span text:style-name="T12">0</text:span><text:span text:style-name="T7">)</text:span><text:span text:style-name="T6">;</text:span><text:line-break/><text:span text:style-name="T6"> <text:s text:c="15"/></text:span><text:span text:style-name="T7">}</text:span><text:line-break/><text:span text:style-name="T7"> <text:s text:c="11"/>}</text:span><text:line-break/><text:span text:style-name="T7"> <text:s text:c="7"/>})</text:span><text:span text:style-name="T6">;</text:span><text:line-break/><text:span text:style-name="T6"> <text:s text:c="3"/></text:span><text:span text:style-name="T7">}</text:span></text:p>
      <text:p text:style-name="P1"><text:span text:style-name="T7">}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8">CALCULATOR:</text:span></text:p>
      <text:p text:style-name="P2"><text:line-break/><text:span text:style-name="T13">activity main.xml</text:span></text:p>
      <text:p text:style-name="P1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line-break/><text:span text:style-name="T3"> <text:s text:c="3"/></text:span><text:span text:style-name="T4">android</text:span><text:span text:style-name="T2">:background</text:span><text:span text:style-name="T3">="#27233A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text</text:span><text:span text:style-name="T3">="CALCULATOR"</text:span><text:line-break/><text:span text:style-name="T3"> <text:s text:c="7"/></text:span><text:span text:style-name="T4">android</text:span><text:span text:style-name="T2">:textSize</text:span><text:span text:style-name="T3">="30dp"</text:span><text:line-break/><text:span text:style-name="T3"> <text:s text:c="7"/></text:span><text:span text:style-name="T4">android</text:span><text:span text:style-name="T2">:textColor</text:span><text:span text:style-name="T3">="#F3A712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text:s text:c="7"/></text:span><text:span text:style-name="T4">android</text:span><text:span text:style-name="T2">:layout_marginTop</text:span><text:span text:style-name="T3">="30dp"</text:span><text:line-break/><text:span text:style-name="T3"> <text:s text:c="7"/></text:span><text:span text:style-name="T4">android</text:span><text:span text:style-name="T2">:id</text:span><text:span text:style-name="T3">="@+id/label"</text:span><text:line-break/><text:span text:style-name="T3"> <text:s text:c="3"/></text:span><text:span text:style-name="T1">&gt;&lt;/TextView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hint</text:span><text:span text:style-name="T3">="Result"</text:span><text:line-break/><text:span text:style-name="T3"> <text:s text:c="7"/></text:span><text:span text:style-name="T4">android</text:span><text:span text:style-name="T2">:id</text:span><text:span text:style-name="T3">="@+id/res"</text:span><text:line-break/><text:span text:style-name="T3"> <text:s text:c="7"/></text:span><text:span text:style-name="T4">android</text:span><text:span text:style-name="T2">:textColor</text:span><text:span text:style-name="T3">="#F3A712"</text:span><text:line-break/><text:span text:style-name="T3"> <text:s text:c="7"/></text:span><text:span text:style-name="T4">android</text:span><text:span text:style-name="T2">:layout_margin</text:span><text:span text:style-name="T3">="30dp"</text:span><text:line-break/><text:span text:style-name="T3"> <text:s text:c="7"/></text:span><text:span text:style-name="T1">&gt;&lt;/EditTex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padding</text:span><text:span text:style-name="T3">="5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9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nine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oft-pag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8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eight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7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seven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/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divide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3"/>&lt;/LinearLayou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padding</text:span><text:span text:style-name="T3">="5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6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six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oft-pag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5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id</text:span><text:span text:style-name="T3">="@+id/five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4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four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*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multiply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3"/>&lt;/LinearLayou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padding</text:span><text:span text:style-name="T3">="5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3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textSize</text:span><text:span text:style-name="T3">="18dp"</text:span><text:line-break/><text:soft-page-break/><text:span text:style-name="T3"> <text:s text:c="11"/></text:span><text:span text:style-name="T4">android</text:span><text:span text:style-name="T2">:id</text:span><text:span text:style-name="T3">="@+id/three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2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id</text:span><text:span text:style-name="T3">="@+id/two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1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id</text:span><text:span text:style-name="T3">="@+id/one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+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id</text:span><text:span text:style-name="T3">="@+id/add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3"/>&lt;/LinearLayout&gt;</text:span><text:line-break/><text:line-break/><text:span text:style-name="T1"> <text:s text:c="3"/>&lt;LinearLayou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orientation</text:span><text:span text:style-name="T3">="horizontal"</text:span><text:line-break/><text:span text:style-name="T3"> <text:s text:c="7"/></text:span><text:span text:style-name="T4">android</text:span><text:span text:style-name="T2">:padding</text:span><text:span text:style-name="T3">="5dp"</text:span><text:line-break/><text:span text:style-name="T3"> <text:s text:c="7"/></text:span><text:span text:style-name="T4">android</text:span><text:span text:style-name="T2">:layout_marginLeft</text:span><text:span text:style-name="T3">="20dp"</text:span><text:line-break/><text:span text:style-name="T3"> <text:s text:c="7"/></text:span><text:span text:style-name="T4">android</text:span><text:span text:style-name="T2">:layout_marginRight</text:span><text:span text:style-name="T3">="20dp"</text:span><text:line-break/><text:span text:style-name="T3"> <text:s text:c="7"/>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C"</text:span><text:line-break/><text:span text:style-name="T3"> <text:s text:c="11"/></text:span><text:span text:style-name="T4">android</text:span><text:span text:style-name="T2">:textSize</text:span><text:span text:style-name="T3">="18dp"</text:span><text:line-break/><text:soft-page-break/><text:span text:style-name="T3"> <text:s text:c="11"/></text:span><text:span text:style-name="T4">android</text:span><text:span text:style-name="T2">:id</text:span><text:span text:style-name="T3">="@+id/clear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0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zero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=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id</text:span><text:span text:style-name="T3">="@+id/equal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7"/>&lt;Button</text:span><text:line-break/><text:span text:style-name="T1"> <text:s text:c="11"/></text:span><text:span text:style-name="T4">android</text:span><text:span text:style-name="T2">:layout_width</text:span><text:span text:style-name="T3">="wrap_content"</text:span><text:line-break/><text:span text:style-name="T3"> <text:s text:c="11"/></text:span><text:span text:style-name="T4">android</text:span><text:span text:style-name="T2">:layout_height</text:span><text:span text:style-name="T3">="wrap_content"</text:span><text:line-break/><text:span text:style-name="T3"> <text:s text:c="11"/></text:span><text:span text:style-name="T4">android</text:span><text:span text:style-name="T2">:text</text:span><text:span text:style-name="T3">="-"</text:span><text:line-break/><text:span text:style-name="T3"> <text:s text:c="11"/></text:span><text:span text:style-name="T4">android</text:span><text:span text:style-name="T2">:textSize</text:span><text:span text:style-name="T3">="18dp"</text:span><text:line-break/><text:span text:style-name="T3"> <text:s text:c="11"/></text:span><text:span text:style-name="T4">android</text:span><text:span text:style-name="T2">:backgroundTint</text:span><text:span text:style-name="T3">="#A8C686"</text:span><text:line-break/><text:span text:style-name="T3"> <text:s text:c="11"/></text:span><text:span text:style-name="T4">android</text:span><text:span text:style-name="T2">:textColor</text:span><text:span text:style-name="T3">="#29335C"</text:span><text:line-break/><text:span text:style-name="T3"> <text:s text:c="11"/></text:span><text:span text:style-name="T4">android</text:span><text:span text:style-name="T2">:layout_margin</text:span><text:span text:style-name="T3">="5dp"</text:span><text:line-break/><text:span text:style-name="T3"> <text:s text:c="11"/></text:span><text:span text:style-name="T4">android</text:span><text:span text:style-name="T2">:id</text:span><text:span text:style-name="T3">="@+id/sub"</text:span><text:line-break/><text:span text:style-name="T3"> <text:s text:c="11"/></text:span><text:span text:style-name="T4">android</text:span><text:span text:style-name="T2">:layout_weight</text:span><text:span text:style-name="T3">="0.25"</text:span><text:line-break/><text:span text:style-name="T3"> <text:s text:c="11"/></text:span><text:span text:style-name="T1">&gt;&lt;/Button&gt;</text:span><text:line-break/><text:line-break/><text:span text:style-name="T1"> <text:s text:c="3"/>&lt;/LinearLayout&gt;</text:span><text:line-break/><text:line-break/><text:span text:style-name="T1">&lt;/LinearLayout&gt;</text:span></text:p>
      <text:p text:style-name="P1"/>
      <text:p text:style-name="P1"/>
      <text:p text:style-name="P3">main activity.java:</text:p>
      <text:p text:style-name="P1"><text:span text:style-name="T6">package </text:span><text:span text:style-name="T7">com.example.vivek_first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EditText</text:span><text:span text:style-name="T6">;</text:span><text:line-break/><text:line-break/><text:soft-page-break/><text:span text:style-name="T6">public class </text:span><text:span text:style-name="T7">MainActivity </text:span><text:span text:style-name="T6">extends </text:span><text:span text:style-name="T7">AppCompatActivity {</text:span><text:line-break/><text:line-break/><text:span text:style-name="T7"> <text:s text:c="3"/>Button </text:span><text:span text:style-name="T4">nine</text:span><text:span text:style-name="T6">,</text:span><text:span text:style-name="T4">eight</text:span><text:span text:style-name="T6">,</text:span><text:span text:style-name="T4">seven</text:span><text:span text:style-name="T6">,</text:span><text:span text:style-name="T4">six</text:span><text:span text:style-name="T6">,</text:span><text:span text:style-name="T4">five</text:span><text:span text:style-name="T6">,</text:span><text:span text:style-name="T4">four</text:span><text:span text:style-name="T6">,</text:span><text:span text:style-name="T4">three</text:span><text:span text:style-name="T6">,</text:span><text:span text:style-name="T4">two</text:span><text:span text:style-name="T6">,</text:span><text:span text:style-name="T4">one</text:span><text:span text:style-name="T6">,</text:span><text:span text:style-name="T4">zero</text:span><text:span text:style-name="T6">,</text:span><text:span text:style-name="T4">clear</text:span><text:span text:style-name="T6">,</text:span><text:span text:style-name="T4">add</text:span><text:span text:style-name="T6">,</text:span><text:span text:style-name="T4">sub</text:span><text:span text:style-name="T6">,</text:span><text:span text:style-name="T4">divide</text:span><text:span text:style-name="T6">,</text:span><text:span text:style-name="T4">multiply</text:span><text:span text:style-name="T6">,</text:span><text:span text:style-name="T4">equal</text:span><text:span text:style-name="T6">;</text:span><text:line-break/><text:span text:style-name="T6"> <text:s text:c="3"/></text:span><text:span text:style-name="T7">EditText </text:span><text:span text:style-name="T4">result</text:span><text:span text:style-name="T6">;</text:span><text:line-break/><text:span text:style-name="T6"> <text:s text:c="3"/></text:span><text:span text:style-name="T7">String </text:span><text:span text:style-name="T4">operatorClicked </text:span><text:span text:style-name="T7">= </text:span><text:span text:style-name="T3">" "</text:span><text:span text:style-name="T6">;</text:span><text:line-break/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line-break/><text:span text:style-name="T6"> <text:s text:c="7"/></text:span><text:span text:style-name="T4">result </text:span><text:span text:style-name="T7">= findViewById(R.id.</text:span><text:span text:style-name="T5">res</text:span><text:span text:style-name="T7">)</text:span><text:span text:style-name="T6">;</text:span><text:line-break/><text:span text:style-name="T6"> <text:s text:c="7"/></text:span><text:span text:style-name="T4">nine </text:span><text:span text:style-name="T7">= findViewById(R.id.</text:span><text:span text:style-name="T5">nine</text:span><text:span text:style-name="T7">)</text:span><text:span text:style-name="T6">;</text:span><text:line-break/><text:span text:style-name="T6"> <text:s text:c="7"/></text:span><text:span text:style-name="T4">eight </text:span><text:span text:style-name="T7">= findViewById(R.id.</text:span><text:span text:style-name="T5">eight</text:span><text:span text:style-name="T7">)</text:span><text:span text:style-name="T6">;</text:span><text:line-break/><text:span text:style-name="T6"> <text:s text:c="7"/></text:span><text:span text:style-name="T4">seven </text:span><text:span text:style-name="T7">= findViewById(R.id.</text:span><text:span text:style-name="T5">seven</text:span><text:span text:style-name="T7">)</text:span><text:span text:style-name="T6">;</text:span><text:line-break/><text:span text:style-name="T6"> <text:s text:c="7"/></text:span><text:span text:style-name="T4">six </text:span><text:span text:style-name="T7">= findViewById(R.id.</text:span><text:span text:style-name="T5">six</text:span><text:span text:style-name="T7">)</text:span><text:span text:style-name="T6">;</text:span><text:line-break/><text:span text:style-name="T6"> <text:s text:c="7"/></text:span><text:span text:style-name="T4">five </text:span><text:span text:style-name="T7">= findViewById(R.id.</text:span><text:span text:style-name="T5">five</text:span><text:span text:style-name="T7">)</text:span><text:span text:style-name="T6">;</text:span><text:line-break/><text:span text:style-name="T6"> <text:s text:c="7"/></text:span><text:span text:style-name="T4">four </text:span><text:span text:style-name="T7">= findViewById(R.id.</text:span><text:span text:style-name="T5">four</text:span><text:span text:style-name="T7">)</text:span><text:span text:style-name="T6">;</text:span><text:line-break/><text:span text:style-name="T6"> <text:s text:c="7"/></text:span><text:span text:style-name="T4">three </text:span><text:span text:style-name="T7">= findViewById(R.id.</text:span><text:span text:style-name="T5">three</text:span><text:span text:style-name="T7">)</text:span><text:span text:style-name="T6">;</text:span><text:line-break/><text:span text:style-name="T6"> <text:s text:c="7"/></text:span><text:span text:style-name="T4">two </text:span><text:span text:style-name="T7">= findViewById(R.id.</text:span><text:span text:style-name="T5">two</text:span><text:span text:style-name="T7">)</text:span><text:span text:style-name="T6">;</text:span><text:line-break/><text:span text:style-name="T6"> <text:s text:c="7"/></text:span><text:span text:style-name="T4">one </text:span><text:span text:style-name="T7">= findViewById(R.id.</text:span><text:span text:style-name="T5">one</text:span><text:span text:style-name="T7">)</text:span><text:span text:style-name="T6">;</text:span><text:line-break/><text:span text:style-name="T6"> <text:s text:c="7"/></text:span><text:span text:style-name="T4">equal </text:span><text:span text:style-name="T7">= findViewById(R.id.</text:span><text:span text:style-name="T5">equal</text:span><text:span text:style-name="T7">)</text:span><text:span text:style-name="T6">;</text:span><text:line-break/><text:span text:style-name="T6"> <text:s text:c="7"/></text:span><text:span text:style-name="T4">add </text:span><text:span text:style-name="T7">= findViewById(R.id.</text:span><text:span text:style-name="T5">add</text:span><text:span text:style-name="T7">)</text:span><text:span text:style-name="T6">;</text:span><text:line-break/><text:span text:style-name="T6"> <text:s text:c="7"/></text:span><text:span text:style-name="T4">sub </text:span><text:span text:style-name="T7">= findViewById(R.id.</text:span><text:span text:style-name="T5">sub</text:span><text:span text:style-name="T7">)</text:span><text:span text:style-name="T6">;</text:span><text:line-break/><text:span text:style-name="T6"> <text:s text:c="7"/></text:span><text:span text:style-name="T4">multiply </text:span><text:span text:style-name="T7">= findViewById(R.id.</text:span><text:span text:style-name="T5">multiply</text:span><text:span text:style-name="T7">)</text:span><text:span text:style-name="T6">;</text:span><text:line-break/><text:span text:style-name="T6"> <text:s text:c="7"/></text:span><text:span text:style-name="T4">divide </text:span><text:span text:style-name="T7">= findViewById(R.id.</text:span><text:span text:style-name="T5">divide</text:span><text:span text:style-name="T7">)</text:span><text:span text:style-name="T6">;</text:span><text:line-break/><text:span text:style-name="T6"> <text:s text:c="7"/></text:span><text:span text:style-name="T4">zero </text:span><text:span text:style-name="T7">= findViewById(R.id.</text:span><text:span text:style-name="T5">zero</text:span><text:span text:style-name="T7">)</text:span><text:span text:style-name="T6">;</text:span><text:line-break/><text:span text:style-name="T6"> <text:s text:c="7"/></text:span><text:span text:style-name="T4">clear</text:span><text:span text:style-name="T7">= findViewById(R.id.</text:span><text:span text:style-name="T5">clear</text:span><text:span text:style-name="T7">)</text:span><text:span text:style-name="T6">;</text:span><text:line-break/><text:line-break/><text:span text:style-name="T6"> <text:s text:c="7"/></text:span><text:span text:style-name="T4">nin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9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eight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8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seven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7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six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6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fiv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5"</text:span><text:span text:style-name="T7">)</text:span><text:span text:style-name="T6">;</text:span><text:line-break/><text:soft-pag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four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4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thre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3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two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2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on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1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zero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0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add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+"</text:span><text:span text:style-name="T7">)</text:span><text:span text:style-name="T6">;</text:span><text:line-break/><text:span text:style-name="T6"> <text:s text:c="15"/></text:span><text:span text:style-name="T4">operatorClicked</text:span><text:span text:style-name="T7">=</text:span><text:span text:style-name="T3">"+"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sub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-"</text:span><text:span text:style-name="T7">)</text:span><text:span text:style-name="T6">;</text:span><text:line-break/><text:span text:style-name="T6"> <text:s text:c="15"/></text:span><text:span text:style-name="T4">operatorClicked</text:span><text:span text:style-name="T7">=</text:span><text:span text:style-name="T3">"-"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multiply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*"</text:span><text:span text:style-name="T7">)</text:span><text:span text:style-name="T6">;</text:span><text:line-break/><text:span text:style-name="T6"> <text:s text:c="15"/></text:span><text:span text:style-name="T4">operatorClicked </text:span><text:span text:style-name="T7">= </text:span><text:span text:style-name="T3">"*"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7"/></text:span><text:span text:style-name="T4">divide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append(</text:span><text:span text:style-name="T3">"/"</text:span><text:span text:style-name="T7">)</text:span><text:span text:style-name="T6">;</text:span><text:line-break/><text:span text:style-name="T6"> <text:s text:c="15"/></text:span><text:span text:style-name="T4">operatorClicked</text:span><text:span text:style-name="T7">=</text:span><text:span text:style-name="T3">"/"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oft-page-break/><text:span text:style-name="T6"> <text:s text:c="7"/></text:span><text:span text:style-name="T4">clear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4">result</text:span><text:span text:style-name="T7">.setText(</text:span><text:span text:style-name="T3">""</text:span><text:span text:style-name="T7">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line-break/><text:span text:style-name="T6"> <text:s text:c="7"/></text:span><text:span text:style-name="T4">equal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String res = </text:span><text:span text:style-name="T4">result</text:span><text:span text:style-name="T7">.getText().toString()</text:span><text:span text:style-name="T6">;</text:span><text:line-break/><text:span text:style-name="T6"> <text:s text:c="15"/>double </text:span><text:span text:style-name="T7">finalResult = </text:span><text:span text:style-name="T12">0.0</text:span><text:span text:style-name="T6">;</text:span><text:line-break/><text:span text:style-name="T6"> <text:s text:c="15"/></text:span><text:span text:style-name="T7">finalResult = evaluateExpression(res</text:span><text:span text:style-name="T6">,</text:span><text:span text:style-name="T4">operatorClicked</text:span><text:span text:style-name="T7">)</text:span><text:span text:style-name="T6">;</text:span><text:line-break/><text:span text:style-name="T6"> <text:s text:c="15"/></text:span><text:span text:style-name="T4">result</text:span><text:span text:style-name="T7">.setText(String.</text:span><text:span text:style-name="T9">valueOf</text:span><text:span text:style-name="T7">(finalResult))</text:span><text:span text:style-name="T6">;</text:span><text:line-break/><text:line-break/><text:line-break/><text:span text:style-name="T6"> <text:s text:c="11"/></text:span><text:span text:style-name="T7">}</text:span><text:line-break/><text:line-break/><text:span text:style-name="T7"> <text:s text:c="11"/></text:span><text:span text:style-name="T6">private double </text:span><text:span text:style-name="T11">evaluateExpression</text:span><text:span text:style-name="T7">(String res</text:span><text:span text:style-name="T6">, </text:span><text:span text:style-name="T7">String operatorClicked) {</text:span><text:line-break/><text:span text:style-name="T7"> <text:s text:c="15"/>String[] token = res.split(</text:span><text:span text:style-name="T3">"</text:span><text:span text:style-name="T6">\\</text:span><text:span text:style-name="T3">+|-|</text:span><text:span text:style-name="T6">\\</text:span><text:span text:style-name="T3">*|</text:span><text:span text:style-name="T6">\\</text:span><text:span text:style-name="T3">/"</text:span><text:span text:style-name="T7">)</text:span><text:span text:style-name="T6">;</text:span><text:line-break/><text:span text:style-name="T6"> <text:s text:c="15"/>double </text:span><text:span text:style-name="T7">firstOp = Double.</text:span><text:span text:style-name="T9">parseDouble</text:span><text:span text:style-name="T7">(token[</text:span><text:span text:style-name="T12">0</text:span><text:span text:style-name="T7">])</text:span><text:span text:style-name="T6">;</text:span><text:line-break/><text:span text:style-name="T6"> <text:s text:c="15"/>double </text:span><text:span text:style-name="T7">secondOp = Double.</text:span><text:span text:style-name="T9">parseDouble</text:span><text:span text:style-name="T7">(token[</text:span><text:span text:style-name="T12">1</text:span><text:span text:style-name="T7">])</text:span><text:span text:style-name="T6">;</text:span><text:line-break/><text:line-break/><text:span text:style-name="T6"> <text:s text:c="15"/>switch</text:span><text:span text:style-name="T7">(operatorClicked)</text:span><text:line-break/><text:span text:style-name="T7"> <text:s text:c="15"/>{</text:span><text:line-break/><text:span text:style-name="T7"> <text:s text:c="19"/></text:span><text:span text:style-name="T6">case </text:span><text:span text:style-name="T3">"+"</text:span><text:span text:style-name="T7">: </text:span><text:span text:style-name="T6">return </text:span><text:span text:style-name="T7">firstOp+secondOp</text:span><text:span text:style-name="T6">;</text:span><text:line-break/><text:span text:style-name="T6"> <text:s text:c="19"/>case </text:span><text:span text:style-name="T3">"-"</text:span><text:span text:style-name="T7">: </text:span><text:span text:style-name="T6">return </text:span><text:span text:style-name="T7">firstOp-secondOp</text:span><text:span text:style-name="T6">;</text:span><text:line-break/><text:span text:style-name="T6"> <text:s text:c="19"/>case </text:span><text:span text:style-name="T3">"*"</text:span><text:span text:style-name="T7">: </text:span><text:span text:style-name="T6">return </text:span><text:span text:style-name="T7">firstOp*secondOp</text:span><text:span text:style-name="T6">;</text:span><text:line-break/><text:span text:style-name="T6"> <text:s text:c="19"/>case </text:span><text:span text:style-name="T3">"/"</text:span><text:span text:style-name="T7">: </text:span><text:span text:style-name="T6">if</text:span><text:span text:style-name="T7">(secondOp==</text:span><text:span text:style-name="T12">0</text:span><text:span text:style-name="T7">){</text:span><text:span text:style-name="T6">return </text:span><text:span text:style-name="T12">0</text:span><text:span text:style-name="T6">;</text:span><text:span text:style-name="T7">}</text:span><text:line-break/><text:span text:style-name="T7"> <text:s text:c="31"/></text:span><text:span text:style-name="T6">else </text:span><text:span text:style-name="T7">{</text:span><text:span text:style-name="T6">return </text:span><text:span text:style-name="T7">firstOp/secondOp</text:span><text:span text:style-name="T6">;</text:span><text:span text:style-name="T7">}</text:span><text:line-break/><text:span text:style-name="T7"> <text:s text:c="19"/></text:span><text:span text:style-name="T6">default</text:span><text:span text:style-name="T7">: </text:span><text:span text:style-name="T6">return </text:span><text:span text:style-name="T12">0</text:span><text:span text:style-name="T6">;</text:span><text:line-break/><text:span text:style-name="T6"> <text:s text:c="15"/></text:span><text:span text:style-name="T7">}</text:span><text:line-break/><text:line-break/><text:span text:style-name="T7"> <text:s text:c="11"/>}</text:span><text:line-break/><text:span text:style-name="T7"> <text:s text:c="7"/>}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1"/>
      <text:p text:style-name="P1"/>
      <text:p text:style-name="P4"><text:span text:style-name="T13">IMPLICIT_INTENT:</text:span></text:p>
      <text:p text:style-name="P4"><text:span text:style-name="T1"/></text:p>
      <text:p text:style-name="P3"><text:span text:style-name="T1">activity main.xml</text:span></text:p>
      <text:p text:style-name="P3"><text:span text:style-name="T1"/></text:p>
      <text:p text:style-name="P4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line-break/><text:span text:style-name="T3"> <text:s text:c="3"/></text:span><text:span text:style-name="T4">android</text:span><text:span text:style-name="T2">:gravity</text:span><text:span text:style-name="T3">="center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number"</text:span><text:line-break/><text:span text:style-name="T3"> <text:s text:c="7"/></text:span><text:span text:style-name="T4">android</text:span><text:span text:style-name="T2">:hint</text:span><text:span text:style-name="T3">="Enter Phone Number"</text:span><text:line-break/><text:soft-page-break/><text:span text:style-name="T3"> <text:s text:c="7"/></text:span><text:span text:style-name="T4">android</text:span><text:span text:style-name="T2">:layout_margin</text:span><text:span text:style-name="T3">="20dp"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call"</text:span><text:line-break/><text:span text:style-name="T3"> <text:s text:c="7"/></text:span><text:span text:style-name="T4">android</text:span><text:span text:style-name="T2">:layout_margin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CALL"</text:span><text:line-break/><text:span text:style-name="T3"> <text:s text:c="7"/></text:span><text:span text:style-name="T1">/&gt;</text:span><text:line-break/><text:line-break/><text:span text:style-name="T1">&lt;/LinearLayout&gt;</text:span></text:p>
      <text:p text:style-name="P3"/>
      <text:p text:style-name="P3"/>
      <text:p text:style-name="P3">mainactivity.java</text:p>
      <text:p text:style-name="P3"/>
      <text:p text:style-name="P3"><text:span text:style-name="T6">package </text:span><text:span text:style-name="T7">com.example.implicitintent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content.Intent</text:span><text:span text:style-name="T6">;</text:span><text:line-break/><text:span text:style-name="T6">import </text:span><text:span text:style-name="T7">android.net.Uri</text:span><text:span text:style-name="T6">;</text:span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EditText</text:span><text:span text:style-name="T6">;</text:span><text:line-break/><text:span text:style-name="T6">import </text:span><text:span text:style-name="T7">android.widget.Toast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span text:style-name="T7"> <text:s text:c="3"/>EditText </text:span><text:span text:style-name="T4">number</text:span><text:span text:style-name="T6">;</text:span><text:line-break/><text:span text:style-name="T6"> <text:s text:c="3"/></text:span><text:span text:style-name="T7">Button </text:span><text:span text:style-name="T4">call</text:span><text:span text:style-name="T6">;</text:span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line-break/><text:span text:style-name="T6"> <text:s text:c="7"/></text:span><text:span text:style-name="T4">call </text:span><text:span text:style-name="T7">= findViewById(R.id.</text:span><text:span text:style-name="T5">call</text:span><text:span text:style-name="T7">)</text:span><text:span text:style-name="T6">;</text:span><text:line-break/><text:span text:style-name="T6"> <text:s text:c="7"/></text:span><text:span text:style-name="T4">number </text:span><text:span text:style-name="T7">= findViewById(R.id.</text:span><text:span text:style-name="T5">number</text:span><text:span text:style-name="T7">)</text:span><text:span text:style-name="T6">;</text:span><text:line-break/><text:line-break/><text:span text:style-name="T6"> <text:s text:c="7"/></text:span><text:span text:style-name="T4">call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Uri myUri = Uri.</text:span><text:span text:style-name="T9">parse</text:span><text:span text:style-name="T7">(</text:span><text:span text:style-name="T3">"tel:"</text:span><text:span text:style-name="T7">+</text:span><text:span text:style-name="T4">number</text:span><text:span text:style-name="T7">.getText().toString())</text:span><text:span text:style-name="T6">;</text:span><text:line-break/><text:span text:style-name="T6"> <text:s text:c="15"/></text:span><text:span text:style-name="T7">Intent it = </text:span><text:span text:style-name="T6">new </text:span><text:span text:style-name="T7">Intent(Intent.</text:span><text:span text:style-name="T5">ACTION_DIAL</text:span><text:span text:style-name="T6">,</text:span><text:span text:style-name="T7">myUri)</text:span><text:span text:style-name="T6">;</text:span><text:line-break/><text:span text:style-name="T6"> <text:s text:c="15"/></text:span><text:span text:style-name="T7">startActivity(it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3"/>
      <text:p text:style-name="P3"/>
      <text:p text:style-name="P3">IMAGEFLIPPER:</text:p>
      <text:p text:style-name="P3"/>
      <text:p text:style-name="P3">activity main.xml</text:p>
      <text:p text:style-name="P3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oft-pag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span text:style-name="T1">&gt;</text:span><text:line-break/><text:line-break/><text:span text:style-name="T1"> <text:s text:c="3"/>&lt;ImageView</text:span><text:line-break/><text:span text:style-name="T1"> <text:s text:c="7"/></text:span><text:span text:style-name="T4">android</text:span><text:span text:style-name="T2">:id</text:span><text:span text:style-name="T3">="@+id/img"</text:span><text:line-break/><text:span text:style-name="T3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395dp"</text:span><text:line-break/><text:span text:style-name="T3"> <text:s text:c="7"/></text:span><text:span text:style-name="T4">android</text:span><text:span text:style-name="T2">:layout_margin</text:span><text:span text:style-name="T3">="20dp"</text:span><text:line-break/><text:span text:style-name="T3"> <text:s text:c="7"/></text:span><text:span text:style-name="T4">android</text:span><text:span text:style-name="T2">:src</text:span><text:span text:style-name="T3">="@drawable/first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margin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Upgrade"</text:span><text:line-break/><text:span text:style-name="T3"> <text:s text:c="7"/></text:span><text:span text:style-name="T4">android</text:span><text:span text:style-name="T2">:id</text:span><text:span text:style-name="T3">="@+id/click"</text:span><text:line-break/><text:span text:style-name="T3"> <text:s text:c="7"/></text:span><text:span text:style-name="T1">/&gt;</text:span><text:line-break/><text:line-break/><text:line-break/><text:span text:style-name="T1">&lt;/LinearLayout&gt;</text:span></text:p>
      <text:p text:style-name="P3"/>
      <text:p text:style-name="P3"/>
      <text:p text:style-name="P3">Mainactivity.java</text:p>
      <text:p text:style-name="P3"/>
      <text:p text:style-name="P3"><text:span text:style-name="T6">package </text:span><text:span text:style-name="T7">com.example.vivek_lab3_imageflipper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ImageView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span text:style-name="T7">ImageView </text:span><text:span text:style-name="T4">img</text:span><text:span text:style-name="T6">;</text:span><text:line-break/><text:span text:style-name="T7">Button </text:span><text:span text:style-name="T4">btn</text:span><text:span text:style-name="T6">;</text:span><text:line-break/><text:span text:style-name="T6">int </text:span><text:span text:style-name="T4">check</text:span><text:span text:style-name="T6">;</text:span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span text:style-name="T6"> <text:s text:c="7"/></text:span><text:span text:style-name="T4">img </text:span><text:span text:style-name="T7">= findViewById(R.id.</text:span><text:span text:style-name="T5">img</text:span><text:span text:style-name="T7">)</text:span><text:span text:style-name="T6">;</text:span><text:line-break/><text:span text:style-name="T6"> <text:s text:c="7"/></text:span><text:span text:style-name="T4">btn </text:span><text:span text:style-name="T7">= findViewById(R.id.</text:span><text:span text:style-name="T5">click</text:span><text:span text:style-name="T7">)</text:span><text:span text:style-name="T6">;</text:span><text:line-break/><text:span text:style-name="T6"> <text:s text:c="7"/></text:span><text:span text:style-name="T4">check</text:span><text:span text:style-name="T7">=</text:span><text:span text:style-name="T12">1</text:span><text:span text:style-name="T6">;</text:span><text:line-break/><text:span text:style-name="T6"> <text:s text:c="7"/></text:span><text:span text:style-name="T4">btn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</text:span><text:span text:style-name="T6">if </text:span><text:span text:style-name="T7">(</text:span><text:span text:style-name="T4">check </text:span><text:span text:style-name="T7">== </text:span><text:span text:style-name="T12">1</text:span><text:span text:style-name="T7">) {</text:span><text:line-break/><text:span text:style-name="T7"> <text:s text:c="19"/></text:span><text:span text:style-name="T4">img</text:span><text:span text:style-name="T7">.setImageResource(R.drawable.</text:span><text:span text:style-name="T5">second</text:span><text:span text:style-name="T7">)</text:span><text:span text:style-name="T6">;</text:span><text:line-break/><text:span text:style-name="T6"> <text:s text:c="19"/></text:span><text:span text:style-name="T4">check </text:span><text:span text:style-name="T7">= </text:span><text:span text:style-name="T12">2</text:span><text:span text:style-name="T6">;</text:span><text:line-break/><text:span text:style-name="T6"> <text:s text:c="15"/></text:span><text:span text:style-name="T7">}</text:span><text:line-break/><text:span text:style-name="T7"> <text:s text:c="15"/></text:span><text:span text:style-name="T6">else</text:span><text:span text:style-name="T7">{</text:span><text:line-break/><text:span text:style-name="T7"> <text:s text:c="19"/></text:span><text:span text:style-name="T4">img</text:span><text:span text:style-name="T7">.setImageResource(R.drawable.</text:span><text:span text:style-name="T5">first</text:span><text:span text:style-name="T7">)</text:span><text:span text:style-name="T6">;</text:span><text:line-break/><text:span text:style-name="T6"> <text:s text:c="19"/></text:span><text:span text:style-name="T4">check </text:span><text:span text:style-name="T7">= </text:span><text:span text:style-name="T12">1</text:span><text:span text:style-name="T6">;</text:span><text:line-break/><text:span text:style-name="T6"> <text:s text:c="15"/></text:span><text:span text:style-name="T7">}</text:span><text:line-break/><text:span text:style-name="T7"> <text:s text:c="11"/>}</text:span><text:line-break/><text:soft-page-break/><text:span text:style-name="T7"> <text:s text:c="7"/>}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3"/>
      <text:p text:style-name="P3"/>
      <text:p text:style-name="P3"/>
      <text:p text:style-name="P5">INTENT:</text:p>
      <text:p text:style-name="P5"/>
      <text:p text:style-name="P5">activitymain.xml</text:p>
      <text:p text:style-name="P5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MainActivity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</text:span><text:span text:style-name="T3">="@+id/name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ems</text:span><text:span text:style-name="T3">="10"</text:span><text:line-break/><text:span text:style-name="T3"> <text:s text:c="7"/></text:span><text:span text:style-name="T4">android</text:span><text:span text:style-name="T2">:inputType</text:span><text:span text:style-name="T3">="textPersonName"</text:span><text:line-break/><text:span text:style-name="T3"> <text:s text:c="7"/></text:span><text:span text:style-name="T4">android</text:span><text:span text:style-name="T2">:hint</text:span><text:span text:style-name="T3">="Enter the Name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Horizontal_bias</text:span><text:span text:style-name="T3">="0.497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TopOf</text:span><text:span text:style-name="T3">="parent"</text:span><text:line-break/><text:span text:style-name="T3"> <text:s text:c="7"/></text:span><text:span text:style-name="T4">app</text:span><text:span text:style-name="T2">:layout_constraintVertical_bias</text:span><text:span text:style-name="T3">="0.174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button1"</text:span><text:line-break/><text:span text:style-name="T3"> <text:s text:c="7"/></text:span><text:span text:style-name="T4">android</text:span><text:span text:style-name="T2">:layout_width</text:span><text:span text:style-name="T3">="161dp"</text:span><text:line-break/><text:span text:style-name="T3"> <text:s text:c="7"/></text:span><text:span text:style-name="T4">android</text:span><text:span text:style-name="T2">:layout_height</text:span><text:span text:style-name="T3">="57dp"</text:span><text:line-break/><text:span text:style-name="T3"> <text:s text:c="7"/></text:span><text:span text:style-name="T4">android</text:span><text:span text:style-name="T2">:text</text:span><text:span text:style-name="T3">="Intent button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ame"</text:span><text:line-break/><text:span text:style-name="T3"> <text:s text:c="7"/></text:span><text:span text:style-name="T4">app</text:span><text:span text:style-name="T2">:layout_constraintVertical_bias</text:span><text:span text:style-name="T3">="0.288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</text:span><text:span text:style-name="T3">="@+id/age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ems</text:span><text:span text:style-name="T3">="10"</text:span><text:line-break/><text:span text:style-name="T3"> <text:s text:c="7"/></text:span><text:span text:style-name="T4">android</text:span><text:span text:style-name="T2">:hint</text:span><text:span text:style-name="T3">="Enter age"</text:span><text:line-break/><text:span text:style-name="T3"> <text:s text:c="7"/></text:span><text:span text:style-name="T4">android</text:span><text:span text:style-name="T2">:inputType</text:span><text:span text:style-name="T3">="textPersonName"</text:span><text:line-break/><text:span text:style-name="T3"> <text:s text:c="7"/></text:span><text:span text:style-name="T4">app</text:span><text:span text:style-name="T2">:layout_constraintBottom_toTopOf</text:span><text:span text:style-name="T3">="@+id/button1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ame" </text:span><text:span text:style-name="T1">/&gt;</text:span><text:line-break/><text:span text:style-name="T1">&lt;/androidx.constraintlayout.widget.ConstraintLayout&gt;</text:span></text:p>
      <text:p text:style-name="P5"/>
      <text:p text:style-name="P5"/>
      <text:p text:style-name="P5"><text:soft-page-break/>mainactivity.java</text:p>
      <text:p text:style-name="P5"><text:span text:style-name="T6">package </text:span><text:span text:style-name="T7">com.example.vivek_lab3_intent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content.Intent</text:span><text:span text:style-name="T6">;</text:span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Button</text:span><text:span text:style-name="T6">;</text:span><text:line-break/><text:span text:style-name="T6">import </text:span><text:span text:style-name="T7">android.widget.EditText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line-break/><text:span text:style-name="T7"> <text:s text:c="3"/>EditText </text:span><text:span text:style-name="T4">name</text:span><text:span text:style-name="T6">,</text:span><text:span text:style-name="T4">age</text:span><text:span text:style-name="T6">;</text:span><text:line-break/><text:span text:style-name="T6"> <text:s text:c="3"/></text:span><text:span text:style-name="T7">Button </text:span><text:span text:style-name="T4">pass</text:span><text:span text:style-name="T6">;</text:span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span text:style-name="T6"> <text:s text:c="7"/></text:span><text:span text:style-name="T4">name </text:span><text:span text:style-name="T7">= findViewById(R.id.</text:span><text:span text:style-name="T5">name</text:span><text:span text:style-name="T7">)</text:span><text:span text:style-name="T6">;</text:span><text:line-break/><text:span text:style-name="T6"> <text:s text:c="7"/></text:span><text:span text:style-name="T4">age </text:span><text:span text:style-name="T7">= findViewById(R.id.</text:span><text:span text:style-name="T5">age</text:span><text:span text:style-name="T7">)</text:span><text:span text:style-name="T6">;</text:span><text:line-break/><text:span text:style-name="T6"> <text:s text:c="7"/></text:span><text:span text:style-name="T4">pass </text:span><text:span text:style-name="T7">= findViewById(R.id.</text:span><text:span text:style-name="T5">button1</text:span><text:span text:style-name="T7">)</text:span><text:span text:style-name="T6">;</text:span><text:line-break/><text:line-break/><text:span text:style-name="T6"> <text:s text:c="7"/></text:span><text:span text:style-name="T4">pass</text:span><text:span text:style-name="T7">.setOnClickListener(</text:span><text:span text:style-name="T6">new </text:span><text:span text:style-name="T7">View.OnClickListener() 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Click</text:span><text:span text:style-name="T7">(View view) {</text:span><text:line-break/><text:span text:style-name="T7"> <text:s text:c="15"/>Intent it = </text:span><text:span text:style-name="T6">new </text:span><text:span text:style-name="T7">Intent(MainActivity.</text:span><text:span text:style-name="T6">this,</text:span><text:span text:style-name="T7">SecondActivity.</text:span><text:span text:style-name="T6">class</text:span><text:span text:style-name="T7">)</text:span><text:span text:style-name="T6">;</text:span><text:line-break/><text:span text:style-name="T6"> <text:s text:c="15"/></text:span><text:span text:style-name="T7">Bundle b = </text:span><text:span text:style-name="T6">new </text:span><text:span text:style-name="T7">Bundle()</text:span><text:span text:style-name="T6">;</text:span><text:line-break/><text:span text:style-name="T6"> <text:s text:c="15"/></text:span><text:span text:style-name="T7">b.putString(</text:span><text:span text:style-name="T3">"name"</text:span><text:span text:style-name="T6">, </text:span><text:span text:style-name="T4">name</text:span><text:span text:style-name="T7">.getText().toString())</text:span><text:span text:style-name="T6">;</text:span><text:line-break/><text:span text:style-name="T6"> <text:s text:c="15"/></text:span><text:span text:style-name="T7">b.putString(</text:span><text:span text:style-name="T3">"age"</text:span><text:span text:style-name="T6">, </text:span><text:span text:style-name="T4">age</text:span><text:span text:style-name="T7">.getText().toString())</text:span><text:span text:style-name="T6">;</text:span><text:line-break/><text:span text:style-name="T6"> <text:s text:c="15"/></text:span><text:span text:style-name="T7">it.putExtras(b)</text:span><text:span text:style-name="T6">;</text:span><text:line-break/><text:span text:style-name="T6"> <text:s text:c="15"/></text:span><text:span text:style-name="T7">startActivity(it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5"/>
      <text:p text:style-name="P5"/>
      <text:p text:style-name="P5">activitysecond.xml</text:p>
      <text:p text:style-name="P5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Second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fontFamily</text:span><text:span text:style-name="T3">="sans-serif-black"</text:span><text:line-break/><text:span text:style-name="T3"> <text:s text:c="7"/></text:span><text:span text:style-name="T4">android</text:span><text:span text:style-name="T2">:text</text:span><text:span text:style-name="T3">="Display name"</text:span><text:line-break/><text:span text:style-name="T3"> <text:s text:c="7"/></text:span><text:span text:style-name="T4">android</text:span><text:span text:style-name="T2">:textSize</text:span><text:span text:style-name="T3">="40dp"</text:span><text:line-break/><text:span text:style-name="T3"> <text:s text:c="7"/></text:span><text:span text:style-name="T4">app</text:span><text:span text:style-name="T2">:layout_constraintBottom_toBottomOf</text:span><text:span text:style-name="T3">="parent"</text:span><text:line-break/><text:span text:style-name="T3"> <text:s text:c="7"/></text:span><text:span text:style-name="T4">app</text:span><text:span text:style-name="T2">:layout_constraintEnd_toEndOf</text:span><text:span text:style-name="T3">="parent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oft-page-break/><text:span text:style-name="T3"> <text:s text:c="7"/></text:span><text:span text:style-name="T4">app</text:span><text:span text:style-name="T2">:layout_constraintTop_toTopOf</text:span><text:span text:style-name="T3">="parent" </text:span><text:span text:style-name="T1">/&gt;</text:span><text:line-break/><text:span text:style-name="T1">&lt;/androidx.constraintlayout.widget.ConstraintLayout&gt;</text:span></text:p>
      <text:p text:style-name="P5"/>
      <text:p text:style-name="P5"/>
      <text:p text:style-name="P5"/>
      <text:p text:style-name="P5">secondactivity.java</text:p>
      <text:p text:style-name="P5"><text:span text:style-name="T6">package </text:span><text:span text:style-name="T7">com.example.vivek_lab3_intent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widget.TextView</text:span><text:span text:style-name="T6">;</text:span><text:line-break/><text:line-break/><text:span text:style-name="T6">public class </text:span><text:span text:style-name="T7">SecondActivity </text:span><text:span text:style-name="T6">extends </text:span><text:span text:style-name="T7">AppCompatActivity {</text:span><text:line-break/><text:span text:style-name="T7"> <text:s text:c="3"/>TextView </text:span><text:span text:style-name="T4">t</text:span><text:span text:style-name="T6">;</text:span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second</text:span><text:span text:style-name="T7">)</text:span><text:span text:style-name="T6">;</text:span><text:line-break/><text:span text:style-name="T6"> <text:s text:c="7"/></text:span><text:span text:style-name="T4">t</text:span><text:span text:style-name="T7">=findViewById(R.id.</text:span><text:span text:style-name="T5">textView</text:span><text:span text:style-name="T7">)</text:span><text:span text:style-name="T6">;</text:span><text:line-break/><text:span text:style-name="T6"> <text:s text:c="7"/></text:span><text:span text:style-name="T7">String name = getIntent().getExtras().getString(</text:span><text:span text:style-name="T3">"name"</text:span><text:span text:style-name="T7">)</text:span><text:span text:style-name="T6">;</text:span><text:line-break/><text:span text:style-name="T6"> <text:s text:c="7"/></text:span><text:span text:style-name="T7">String age = getIntent().getExtras().getString(</text:span><text:span text:style-name="T3">"age"</text:span><text:span text:style-name="T7">)</text:span><text:span text:style-name="T6">;</text:span><text:line-break/><text:span text:style-name="T6"> <text:s text:c="7"/></text:span><text:span text:style-name="T7">String out = name + </text:span><text:span text:style-name="T3">" is " </text:span><text:span text:style-name="T7">+age +</text:span><text:span text:style-name="T3">" years old"</text:span><text:span text:style-name="T6">;</text:span><text:line-break/><text:span text:style-name="T6"> <text:s text:c="7"/></text:span><text:span text:style-name="T4">t</text:span><text:span text:style-name="T7">.setText(out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5"/>
      <text:p text:style-name="P5"/>
      <text:p text:style-name="P5">LIST VIEW:</text:p>
      <text:p text:style-name="P5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Linear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tools</text:span><text:span text:style-name="T2">:context</text:span><text:span text:style-name="T3">=".MainActivity"</text:span><text:line-break/><text:span text:style-name="T3"> <text:s text:c="3"/></text:span><text:span text:style-name="T4">android</text:span><text:span text:style-name="T2">:orientation</text:span><text:span text:style-name="T3">="vertical"</text:span><text:span text:style-name="T1">&gt;</text:span><text:line-break/><text:line-break/><text:span text:style-name="T1"> <text:s text:c="3"/>&lt;ListView</text:span><text:line-break/><text:span text:style-name="T1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id</text:span><text:span text:style-name="T3">="@+id/list" </text:span><text:span text:style-name="T1">/&gt;</text:span><text:line-break/><text:line-break/><text:span text:style-name="T1">&lt;/LinearLayout&gt;</text:span></text:p>
      <text:p text:style-name="P5"/>
      <text:p text:style-name="P5">textviewlayout.xml</text:p>
      <text:p text:style-name="P5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TextView</text:span><text:line-break/><text:span text:style-name="T1"> <text:s text:c="3"/>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android</text:span><text:span text:style-name="T2">:text</text:span><text:span text:style-name="T3">="Content"</text:span><text:line-break/><text:span text:style-name="T3"> <text:s text:c="3"/></text:span><text:span text:style-name="T4">android</text:span><text:span text:style-name="T2">:textSize</text:span><text:span text:style-name="T3">="40dp"</text:span><text:line-break/><text:span text:style-name="T3"> <text:s text:c="3"/></text:span><text:span text:style-name="T1">/&gt;</text:span></text:p>
      <text:p text:style-name="P5"/>
      <text:p text:style-name="P5"/>
      <text:p text:style-name="P5"><text:soft-page-break/>strings.xml</text:p>
      <text:p text:style-name="P5"><text:span text:style-name="T1">&lt;resources&gt;</text:span><text:line-break/><text:span text:style-name="T1"> <text:s text:c="3"/>&lt;string </text:span><text:span text:style-name="T2">name</text:span><text:span text:style-name="T3">="app_name"</text:span><text:span text:style-name="T1">&gt;</text:span><text:span text:style-name="T7">List_view_vivek</text:span><text:span text:style-name="T1">&lt;/string&gt;</text:span><text:line-break/><text:span text:style-name="T1"> <text:s text:c="3"/>&lt;string-array </text:span><text:span text:style-name="T2">name</text:span><text:span text:style-name="T3">="country"</text:span><text:span text:style-name="T1">&gt;</text:span><text:line-break/><text:span text:style-name="T1"> <text:s text:c="7"/>&lt;item&gt;</text:span><text:span text:style-name="T7">India</text:span><text:span text:style-name="T1">&lt;/item&gt;</text:span><text:line-break/><text:span text:style-name="T1"> <text:s text:c="7"/>&lt;item&gt;</text:span><text:span text:style-name="T7">China</text:span><text:span text:style-name="T1">&lt;/item&gt;</text:span><text:line-break/><text:span text:style-name="T1"> <text:s text:c="7"/>&lt;item&gt;</text:span><text:span text:style-name="T7">Pakistan</text:span><text:span text:style-name="T1">&lt;/item&gt;</text:span><text:line-break/><text:span text:style-name="T1"> <text:s text:c="7"/>&lt;item&gt;</text:span><text:span text:style-name="T7">USA</text:span><text:span text:style-name="T1">&lt;/item&gt;</text:span><text:line-break/><text:span text:style-name="T1"> <text:s text:c="7"/>&lt;item&gt;</text:span><text:span text:style-name="T7">UK</text:span><text:span text:style-name="T1">&lt;/item&gt;</text:span><text:line-break/><text:span text:style-name="T1"> <text:s text:c="3"/>&lt;/string-array&gt;</text:span><text:line-break/><text:span text:style-name="T1">&lt;/resources&gt;</text:span><text:line-break/></text:p>
      <text:p text:style-name="P5">mainactivity.java</text:p>
      <text:p text:style-name="P5"><text:span text:style-name="T6">package </text:span><text:span text:style-name="T7">com.example.list_view_vivek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line-break/><text:span text:style-name="T6">import </text:span><text:span text:style-name="T7">android.os.Bundle</text:span><text:span text:style-name="T6">;</text:span><text:line-break/><text:span text:style-name="T6">import </text:span><text:span text:style-name="T7">android.view.View</text:span><text:span text:style-name="T6">;</text:span><text:line-break/><text:span text:style-name="T6">import </text:span><text:span text:style-name="T7">android.widget.AdapterView</text:span><text:span text:style-name="T6">;</text:span><text:line-break/><text:span text:style-name="T6">import </text:span><text:span text:style-name="T7">android.widget.ArrayAdapter</text:span><text:span text:style-name="T6">;</text:span><text:line-break/><text:span text:style-name="T6">import </text:span><text:span text:style-name="T7">android.widget.ListView</text:span><text:span text:style-name="T6">;</text:span><text:line-break/><text:span text:style-name="T6">import </text:span><text:span text:style-name="T7">android.widget.Toast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line-break/><text:span text:style-name="T7"> <text:s text:c="3"/>ListView </text:span><text:span text:style-name="T4">myList</text:span><text:span text:style-name="T6">;</text:span><text:line-break/><text:span text:style-name="T6"> <text:s text:c="3"/></text:span><text:span text:style-name="T7">String </text:span><text:span text:style-name="T4">countryList</text:span><text:span text:style-name="T7">[]</text:span><text:span text:style-name="T6">;</text:span><text:line-break/><text:line-break/><text:span text:style-name="T6"> <text:s text:c="3"/></text:span><text:span text:style-name="T10">@Override</text:span><text:line-break/><text:span text:style-name="T10"> <text:s text:c="3"/></text:span><text:span text:style-name="T6">protected void </text:span><text:span text:style-name="T11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line-break/><text:span text:style-name="T6"> <text:s text:c="7"/></text:span><text:span text:style-name="T4">myList </text:span><text:span text:style-name="T7">= findViewById(R.id.</text:span><text:span text:style-name="T5">list</text:span><text:span text:style-name="T7">) </text:span><text:span text:style-name="T6">;</text:span><text:line-break/><text:span text:style-name="T6"> <text:s text:c="7"/></text:span><text:span text:style-name="T4">countryList </text:span><text:span text:style-name="T7">= getResources().getStringArray(R.array.</text:span><text:span text:style-name="T5">country</text:span><text:span text:style-name="T7">) </text:span><text:span text:style-name="T6">;</text:span><text:line-break/><text:line-break/><text:span text:style-name="T6"> <text:s text:c="7"/></text:span><text:span text:style-name="T7">ArrayAdapter&lt;String&gt; arrayAdapter = </text:span><text:span text:style-name="T6">new</text:span><text:line-break/><text:span text:style-name="T6"> <text:s text:c="15"/></text:span><text:span text:style-name="T7">ArrayAdapter&lt;String&gt;(</text:span><text:span text:style-name="T6">this, </text:span><text:span text:style-name="T7">R.layout.</text:span><text:span text:style-name="T5">textview_layout</text:span><text:span text:style-name="T6">,</text:span><text:line-break/><text:span text:style-name="T6"> <text:s text:c="15"/></text:span><text:span text:style-name="T4">countryList</text:span><text:span text:style-name="T7">)</text:span><text:span text:style-name="T6">;</text:span><text:line-break/><text:line-break/><text:span text:style-name="T6"> <text:s text:c="7"/></text:span><text:span text:style-name="T4">myList</text:span><text:span text:style-name="T7">.setAdapter(arrayAdapter)</text:span><text:span text:style-name="T6">;</text:span><text:line-break/><text:line-break/><text:span text:style-name="T6"> <text:s text:c="7"/></text:span><text:span text:style-name="T4">myList</text:span><text:span text:style-name="T7">.setOnItemClickListener(</text:span><text:span text:style-name="T6">new </text:span><text:span text:style-name="T7">AdapterView.OnItemClickListener()</text:span><text:line-break/><text:span text:style-name="T7"> <text:s text:c="7"/>{</text:span><text:line-break/><text:span text:style-name="T7"> <text:s text:c="11"/></text:span><text:span text:style-name="T10">@Override</text:span><text:line-break/><text:span text:style-name="T10"> <text:s text:c="11"/></text:span><text:span text:style-name="T6">public void </text:span><text:span text:style-name="T11">onItemClick</text:span><text:span text:style-name="T7">(AdapterView&lt;?&gt; parent</text:span><text:span text:style-name="T6">, </text:span><text:span text:style-name="T7">View view</text:span><text:span text:style-name="T6">, int </text:span><text:span text:style-name="T7">position</text:span><text:span text:style-name="T6">, long </text:span><text:span text:style-name="T7">id)</text:span><text:line-break/><text:span text:style-name="T7"> <text:s text:c="11"/>{</text:span><text:line-break/><text:span text:style-name="T7"> <text:s text:c="15"/>Toast.</text:span><text:span text:style-name="T9">makeText</text:span><text:span text:style-name="T7">(MainActivity.</text:span><text:span text:style-name="T6">this, </text:span><text:span text:style-name="T3">"You have clicked:"</text:span><text:span text:style-name="T7">+parent</text:span><text:line-break/><text:span text:style-name="T7"> <text:s text:c="23"/>.getItemAtPosition(position)</text:span><text:span text:style-name="T6">, </text:span><text:span text:style-name="T7">Toast.</text:span><text:span text:style-name="T5">LENGTH_SHORT</text:span><text:span text:style-name="T7">).show()</text:span><text:span text:style-name="T6">;</text:span><text:line-break/><text:span text:style-name="T6"> <text:s text:c="11"/></text:span><text:span text:style-name="T7">}</text:span><text:line-break/><text:span text:style-name="T7"> <text:s text:c="7"/>}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P5"/>
      <text:p text:style-name="P5"/>
      <text:p text:style-name="P6">ACTIVITY LIFECYCLE:</text:p>
      <text:p text:style-name="P6"><text:soft-page-break/>activitymain.xm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ainactivity.jav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09:36:15.162656191</meta:creation-date>
    <dc:date>2021-12-11T10:16:23.692914918</dc:date>
    <meta:editing-duration>PT9M37S</meta:editing-duration>
    <meta:editing-cycles>1</meta:editing-cycles>
    <meta:document-statistic meta:table-count="0" meta:image-count="0" meta:object-count="0" meta:page-count="20" meta:paragraph-count="46" meta:word-count="1547" meta:character-count="34139" meta:non-whitespace-character-count="24727"/>
    <meta:generator>LibreOffice/6.4.7.2$Linux_X86_64 LibreOffice_project/40$Build-2</meta:generator>
  </office:meta>
</office:document-meta>
</file>